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1" svg:font-family="OpenSymbol"/>
    <style:font-face style:name="OpenSymbol" svg:font-family="OpenSymbol" style:font-family-generic="system"/>
    <style:font-face style:name="Roman1" svg:font-family="Roman" style:font-adornments="Standard" style:font-pitch="fixed"/>
    <style:font-face style:name="Courier New" svg:font-family="'Courier New'" style:font-family-generic="modern" style:font-pitch="fixed"/>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734cm" style:rel-column-width="10539*"/>
    </style:style>
    <style:style style:name="Tabelle1.B" style:family="table-column">
      <style:table-column-properties style:column-width="2.558cm" style:rel-column-width="9859*"/>
    </style:style>
    <style:style style:name="Tabelle1.C" style:family="table-column">
      <style:table-column-properties style:column-width="11.709cm" style:rel-column-width="4513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2.734cm" style:rel-column-width="10539*"/>
    </style:style>
    <style:style style:name="Tabelle2.B" style:family="table-column">
      <style:table-column-properties style:column-width="2.558cm" style:rel-column-width="9859*"/>
    </style:style>
    <style:style style:name="Tabelle2.C" style:family="table-column">
      <style:table-column-properties style:column-width="11.709cm" style:rel-column-width="45137*"/>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499cm" fo:border-left="0.002cm solid #000000" fo:border-right="none" fo:border-top="0.002cm solid #000000" fo:border-bottom="0.002cm solid #000000"/>
    </style:style>
    <style:style style:name="Tabelle3.B1" style:family="table-cell">
      <style:table-cell-properties fo:padding="0.499cm" fo:border="0.002cm solid #000000"/>
    </style:style>
    <style:style style:name="Tabelle3.A2" style:family="table-cell">
      <style:table-cell-properties fo:padding="0.499cm" fo:border-left="0.002cm solid #000000" fo:border-right="none" fo:border-top="none" fo:border-bottom="0.002cm solid #000000"/>
    </style:style>
    <style:style style:name="Tabelle3.B2" style:family="table-cell">
      <style:table-cell-properties fo:padding="0.499cm" fo:border-left="0.002cm solid #000000" fo:border-right="0.002cm solid #000000" fo:border-top="none" fo:border-bottom="0.002cm solid #000000"/>
    </style:style>
    <style:style style:name="Tabelle3.B6" style:family="table-cell">
      <style:table-cell-properties style:vertical-align="middle" fo:padding="0.499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6cm" fo:border-left="0.002cm solid #000000" fo:border-right="none" fo:border-top="0.002cm solid #000000" fo:border-bottom="0.002cm solid #000000"/>
    </style:style>
    <style:style style:name="Tabelle4.C1" style:family="table-cell">
      <style:table-cell-properties fo:padding="0.6cm" fo:border="0.002cm solid #000000"/>
    </style:style>
    <style:style style:name="Tabelle4.A2" style:family="table-cell">
      <style:table-cell-properties fo:padding="0.6cm" fo:border-left="0.002cm solid #000000" fo:border-right="none" fo:border-top="none" fo:border-bottom="0.002cm solid #000000"/>
    </style:style>
    <style:style style:name="Tabelle4.C2" style:family="table-cell">
      <style:table-cell-properties fo:padding="0.6cm" fo:border-left="0.002cm solid #000000" fo:border-right="0.002cm solid #000000" fo:border-top="none" fo:border-bottom="0.002cm solid #000000"/>
    </style:style>
    <style:style style:name="P1" style:family="paragraph" style:parent-style-name="Standard">
      <style:paragraph-properties fo:margin-left="0cm" fo:margin-right="0cm" fo:text-align="justify" style:justify-single-word="false" fo:text-indent="0cm" style:auto-text-indent="false">
        <style:tab-stops/>
      </style:paragraph-properties>
    </style:style>
    <style:style style:name="P2" style:family="paragraph" style:parent-style-name="Standard">
      <style:paragraph-properties fo:margin-left="0cm" fo:margin-right="0cm" fo:text-align="end" style:justify-single-word="false" fo:text-indent="0cm" style:auto-text-indent="false">
        <style:tab-stops/>
      </style:paragraph-properties>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fo:font-size="11pt" style:font-size-asian="11pt" style:font-size-complex="11pt"/>
    </style:style>
    <style:style style:name="P4" style:family="paragraph" style:parent-style-name="Standard">
      <style:paragraph-properties fo:margin-left="0cm" fo:margin-right="0cm" fo:text-align="end" style:justify-single-word="false" fo:text-indent="0cm" style:auto-text-indent="false">
        <style:tab-stops/>
      </style:paragraph-properties>
      <style:text-properties fo:font-size="11pt" style:font-size-asian="11pt" style:font-size-complex="11pt"/>
    </style:style>
    <style:style style:name="P5" style:family="paragraph" style:parent-style-name="Standard">
      <style:paragraph-properties fo:margin-left="0cm" fo:margin-right="0cm" fo:text-align="start" style:justify-single-word="false" fo:text-indent="0cm" style:auto-text-indent="false">
        <style:tab-stops/>
      </style:paragraph-properties>
      <style:text-properties fo:font-size="11pt" style:font-size-asian="11pt" style:font-size-complex="11pt"/>
    </style:style>
    <style:style style:name="P6" style:family="paragraph" style:parent-style-name="Standard">
      <style:paragraph-properties fo:margin-left="0cm" fo:margin-right="0cm" fo:text-align="start" style:justify-single-word="false" fo:text-indent="0cm" style:auto-text-indent="false">
        <style:tab-stops/>
      </style:paragraph-properties>
    </style:style>
    <style:style style:name="P7" style:family="paragraph" style:parent-style-name="Standard">
      <style:paragraph-properties fo:margin-left="0cm" fo:margin-right="0cm" fo:text-align="justify" style:justify-single-word="false" fo:text-indent="0cm" style:auto-text-indent="false">
        <style:tab-stops/>
      </style:paragraph-properties>
      <style:text-properties fo:font-weight="bold" style:font-weight-asian="bold" style:font-weight-complex="bold"/>
    </style:style>
    <style:style style:name="P8" style:family="paragraph" style:parent-style-name="Footnote">
      <style:paragraph-properties fo:margin-left="0cm" fo:margin-right="0cm" fo:text-indent="0cm" style:auto-text-indent="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Arial" fo:font-style="normal" style:font-style-asian="normal" style:font-style-complex="normal"/>
    </style:style>
    <style:style style:name="P13"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4"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color="#ff0000" style:font-name="Arial" fo:font-style="normal" style:font-style-asian="normal" style:font-style-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fo:font-weight="bold" style:font-style-asian="normal" style:font-weight-asian="bold" style:font-style-complex="normal" style:font-weight-complex="bold"/>
    </style:style>
    <style:style style:name="P21"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2" style:family="paragraph" style:parent-style-name="Footnote">
      <style:text-properties fo:font-style="normal" fo:font-weight="bold" style:font-style-asian="normal" style:font-weight-asian="bold" style:font-style-complex="normal" style:font-weight-complex="bold"/>
    </style:style>
    <style:style style:name="P23" style:family="paragraph" style:parent-style-name="Footnote">
      <style:text-properties fo:color="#ff0000"/>
    </style:style>
    <style:style style:name="P24"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27" style:family="paragraph" style:parent-style-name="Table_20_Contents">
      <style:paragraph-properties fo:text-align="justify" style:justify-single-word="false"/>
      <style:text-properties fo:font-style="normal" style:font-style-asian="normal" style:font-style-complex="normal"/>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margin-left="0cm" fo:margin-right="0cm" fo:text-align="justify" style:justify-single-word="false" fo:text-indent="0cm" style:auto-text-indent="false">
        <style:tab-stops/>
      </style:paragraph-properties>
    </style:style>
    <style:style style:name="P3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tyle="italic" fo:font-weight="normal" style:font-name-asian="Calibri" style:font-style-asian="italic" style:font-weight-asian="normal" style:font-name-complex="Calibri" style:font-style-complex="italic" style:font-weight-complex="normal"/>
    </style:style>
    <style:style style:name="T3" style:family="text">
      <style:text-properties fo:font-style="italic" style:text-underline-style="none" style:font-name-asian="Calibri" style:font-style-asian="italic" style:font-name-complex="Calibri" style:font-style-complex="italic"/>
    </style:style>
    <style:style style:name="T4" style:family="text">
      <style:text-properties fo:color="#000000"/>
    </style:style>
    <style:style style:name="T5" style:family="text">
      <style:text-properties fo:color="#000000" style:font-name="Courier New" fo:font-size="11pt" style:font-size-asian="11pt" style:font-size-complex="11pt"/>
    </style:style>
    <style:style style:name="T6" style:family="text">
      <style:text-properties fo:font-style="normal" fo:font-weight="normal" style:font-name-asian="Calibri" style:font-style-asian="normal" style:font-weight-asian="normal" style:font-name-complex="Calibri" style:font-style-complex="normal" style:font-weight-complex="normal"/>
    </style:style>
    <style:style style:name="T7" style:family="text">
      <style:text-properties fo:font-style="normal" style:font-name-asian="Calibri" style:font-style-asian="normal" style:font-name-complex="Calibri" style:font-style-complex="normal"/>
    </style:style>
    <style:style style:name="T8"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9"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10"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11" style:family="text">
      <style:text-properties fo:font-style="normal" style:text-underline-style="none" style:font-name-asian="Calibri" style:font-style-asian="normal" style:font-name-complex="Calibri" style:font-style-complex="normal"/>
    </style:style>
    <style:style style:name="T12"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13"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14" style:family="text">
      <style:text-properties fo:font-style="normal" fo:font-weight="bold" style:font-name-asian="Calibri" style:font-style-asian="normal" style:font-weight-asian="bold" style:font-name-complex="Calibri" style:font-style-complex="normal" style:font-weight-complex="bold"/>
    </style:style>
    <style:style style:name="T15" style:family="text">
      <style:text-properties style:text-underline-style="none" style:font-name-asian="Calibri" style:font-name-complex="Calibri"/>
    </style:style>
    <style:style style:name="T16" style:family="text">
      <style:text-properties style:font-name="Courier New" fo:font-size="11pt" style:font-size-asian="11pt" style:font-size-complex="11pt"/>
    </style:style>
    <style:style style:name="T17"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18"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19"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20" style:family="text">
      <style:text-properties fo:color="#ff0000" style:font-name="Arial" fo:font-style="normal" style:font-name-asian="Calibri" style:font-style-asian="normal" style:font-name-complex="Calibri" style:font-style-complex="normal"/>
    </style:style>
    <style:style style:name="T21" style:family="text">
      <style:text-properties fo:color="#ff0000" fo:font-style="normal" style:text-underline-style="none" style:font-name-asian="Calibri" style:font-style-asian="normal" style:font-name-complex="Calibri" style:font-style-complex="normal"/>
    </style:style>
    <style:style style:name="T22" style:family="text">
      <style:text-properties fo:color="#ff3300"/>
    </style:style>
    <style:style style:name="T23" style:family="text">
      <style:text-properties style:font-name="Arial" fo:font-size="12pt" style:font-size-asian="10.5pt" style:font-size-complex="12pt"/>
    </style:style>
    <style:style style:name="T24" style:family="text">
      <style:text-properties style:font-name="Arial" fo:font-size="12pt" style:text-underline-style="none" style:font-size-asian="12pt" style:font-size-complex="12pt"/>
    </style:style>
    <style:style style:name="T25" style:family="text">
      <style:text-propertie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6" style:family="text">
      <style:text-properties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Absatz-Standardschriftart"><text:span text:style-name="T14">4. Implementierung</text:span></text:span></text:p>
      <text:p text:style-name="P1"><text:span text:style-name="Absatz-Standardschriftart"><text:span text:style-name="T6"/></text:span></text:p>
      <text:p text:style-name="P1"><text:span text:style-name="Absatz-Standardschriftart"><text:span text:style-name="T9">4.1. Vorbereitung</text:span></text:span></text:p>
      <text:p text:style-name="P1"><text:span text:style-name="Absatz-Standardschriftart"><text:span text:style-name="T6"/></text:span></text:p>
      <text:p text:style-name="P1"><text:span text:style-name="Absatz-Standardschriftart"><text:span text:style-name="T6">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13">Repository</text:span></text:span><text:span text:style-name="Absatz-Standardschriftart"><text:span text:style-name="T6"> bei github zu hosten, da es dort kostenlos möglich ist.</text:span></text:span></text:p>
      <text:p text:style-name="P1"><text:span text:style-name="Absatz-Standardschriftart"><text:span text:style-name="T6"/></text:span></text:p>
      <text:p text:style-name="P1"><text:span text:style-name="Absatz-Standardschriftart"><text:span text:style-name="T6">Als nächsten Schritt haben wir eine gemeinsame Entwicklungsumgebung geschaffen.</text:span></text:span></text:p>
      <text:p text:style-name="P1"><text:span text:style-name="Absatz-Standardschriftart"><text:span text:style-name="T6">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1"><text:span text:style-name="Absatz-Standardschriftart"><text:span text:style-name="T6"/></text:span></text:p>
      <text:p text:style-name="P1"><text:span text:style-name="Absatz-Standardschriftart"><text:span text:style-name="T6">Die eigentliche Aufgabenteilung, während der Implementierung, haben wir anhand der geplanten Features vorgenommen.</text:span></text:span></text:p>
      <text:p text:style-name="P1"><text:span text:style-name="Absatz-Standardschriftart"><text:span text:style-name="T6">So hatte jedes Gruppenmitglied die Verantwortung für festgelegte Features und hat diese in entsprechenden FeatureBranches bearbeitet.</text:span></text:span></text:p>
      <text:p text:style-name="P1"><text:span text:style-name="Absatz-Standardschriftart"><text:span text:style-name="T6">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1"><text:span text:style-name="Absatz-Standardschriftart"><text:span text:style-name="T6">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1"><text:span text:style-name="Absatz-Standardschriftart"><text:span text:style-name="T6"/></text:span></text:p>
      <text:p text:style-name="P1"><text:span text:style-name="Absatz-Standardschriftart"><text:span text:style-name="T6">Als Diskussionsplattform diente uns hauptsächlich das Issuetrackingsystem in github. Bei zeitkritischen Angelegenheiten gab es ebenfalls telefonischen bzw. E-Mail-Kontakt.</text:span></text:span></text:p>
      <text:p text:style-name="P1"><text:span text:style-name="Absatz-Standardschriftart"><text:span text:style-name="T6">Die Berufsschulstunden wurden überwiegend genutzt um Aufgaben zu verteilen, Probleme zu besprechen und den aktuellen Stand zu vergleichen.</text:span></text:span></text:p>
      <text:p text:style-name="P1"><text:span text:style-name="Absatz-Standardschriftart"><text:span text:style-name="T6"/></text:span></text:p>
      <text:p text:style-name="P1"><text:span text:style-name="Absatz-Standardschriftart"><text:span text:style-name="T6"/></text:span></text:p>
      <text:p text:style-name="P1"><text:span text:style-name="Absatz-Standardschriftart"><text:span text:style-name="T10">4.2 Kommunikation zwischen Server und Client</text:span></text:span></text:p>
      <text:p text:style-name="P1"><text:span text:style-name="Absatz-Standardschriftart"><text:span text:style-name="T7"/></text:span></text:p>
      <text:p text:style-name="P1"><text:span text:style-name="Absatz-Standardschriftart"><text:span text:style-name="T7">Wie bereits in 4.2 erwähnt, halten wir uns an das REST Paradigma. Dieses umfasst folgende 5 Prinzipien:</text:span></text:span></text:p>
      <text:p text:style-name="P1"><text:span text:style-name="Absatz-Standardschriftart"><text:span text:style-name="T7"/></text:span></text:p>
      <text:p text:style-name="P1"><text:span text:style-name="Absatz-Standardschriftart"><text:span text:style-name="T7">1. </text:span></text:span><text:span text:style-name="Absatz-Standardschriftart"><text:span text:style-name="T10">Adressierbarkeit</text:span></text:span><text:span text:style-name="Absatz-Standardschriftart"><text:span text:style-name="T7">:</text:span></text:span></text:p>
      <text:p text:style-name="P1"><text:span text:style-name="Absatz-Standardschriftart"><text:span text:style-name="T7"><text:tab/>Jeder Dienst muss über eine eindeutige Adresse (URL) verfügen.</text:span></text:span></text:p>
      <text:p text:style-name="P1"><text:span text:style-name="Absatz-Standardschriftart"><text:span text:style-name="T7"/></text:span></text:p>
      <text:p text:style-name="P1"><text:span text:style-name="Absatz-Standardschriftart"><text:span text:style-name="T7">2.</text:span></text:span><text:span text:style-name="Absatz-Standardschriftart"><text:span text:style-name="T10">Unterschiedliche Repräsentationen</text:span></text:span><text:span text:style-name="Absatz-Standardschriftart"><text:span text:style-name="T7">: </text:span></text:span></text:p>
      <text:p text:style-name="P1"><text:span text:style-name="Absatz-Standardschriftart"><text:span text:style-name="T7"><text:tab/>Dienste können unterschiedliche Darstellungsformen haben. Der REST-Server <text:tab/>muss dabei verschiedene Repräsentationen (zum Beispiel XML oder JSON) <text:tab/>ausliefern können.</text:span></text:span></text:p>
      <text:p text:style-name="P1"><text:span text:style-name="Absatz-Standardschriftart"><text:span text:style-name="T7"/></text:span></text:p>
      <text:p text:style-name="P1"><text:soft-page-break/><text:span text:style-name="Absatz-Standardschriftart"><text:span text:style-name="T7">3.</text:span></text:span><text:span text:style-name="Absatz-Standardschriftart"><text:span text:style-name="T10">Zustandslosigkeit</text:span></text:span><text:span text:style-name="Absatz-Standardschriftart"><text:span text:style-name="T7">: </text:span></text:span></text:p>
      <text:p text:style-name="P1"><text:span text:style-name="Absatz-Standardschriftart"><text:span text:style-name="T7"><text:tab/>Das Client-Server-Protokoll muss zustandslos sein (zum Beispiel HTTP).</text:span></text:span></text:p>
      <text:p text:style-name="P1"><text:span text:style-name="Absatz-Standardschriftart"><text:span text:style-name="T7"/></text:span></text:p>
      <text:p text:style-name="P1"><text:span text:style-name="Absatz-Standardschriftart"><text:span text:style-name="T7">4.</text:span></text:span><text:span text:style-name="Absatz-Standardschriftart"><text:span text:style-name="T10">Operationen:</text:span></text:span></text:p>
      <text:p text:style-name="P1"><text:span text:style-name="Absatz-Standardschriftart"><text:span text:style-name="T7"><text:tab/>REST-konforme Dienste müssen einige Operationen vorsehen, die auf alle <text:tab/>Ressourcen angewendet werden können. (siehe HTTP-Verbs)</text:span></text:span></text:p>
      <text:p text:style-name="P1"><text:span text:style-name="Absatz-Standardschriftart"><text:span text:style-name="T7"/></text:span></text:p>
      <text:p text:style-name="P1"><text:span text:style-name="Absatz-Standardschriftart"><text:span text:style-name="T7">5.</text:span></text:span><text:span text:style-name="Absatz-Standardschriftart"><text:span text:style-name="T10">Verwendung von Hypermedia:</text:span></text:span><text:span text:style-name="Absatz-Standardschriftart"><text:span text:style-name="T11"> </text:span></text:span></text:p>
      <text:p text:style-name="P1"><text:span text:style-name="Absatz-Standardschriftart"><text:span text:style-name="T11"><text:tab/>Für Anwendungsinformationen und Zustandsänderungen <text:s/>werden Hypermedia <text:tab/>verwendet.</text:span></text:span></text:p>
      <text:p text:style-name="P1"><text:span text:style-name="Absatz-Standardschriftart"><text:span text:style-name="T11"/></text:span></text:p>
      <text:p text:style-name="P1"><text:span text:style-name="Absatz-Standardschriftart"><text:span text:style-name="T11">Als Anwendungsschicht-Protokoll haben wir uns für </text:span></text:span><text:span text:style-name="Absatz-Standardschriftart"><text:span text:style-name="T3">HTTP/1.1</text:span></text:span><text:span text:style-name="Absatz-Standardschriftart"><text:span text:style-name="T11"><text:note text:id="ftn1" text:note-class="footnote"><text:note-citation>1</text:note-citation><text:note-body><text:p text:style-name="Footnote">HTTP = Hypertext Transfer Protokoll</text:p></text:note-body></text:note></text:span></text:span><text:span text:style-name="Absatz-Standardschriftart"><text:span text:style-name="T11"> entschieden. Dabei nutzen wir folgenden Befehle (HTTP-Verbs):</text:span></text:span></text:p>
      <text:p text:style-name="P1"><text:span text:style-name="Absatz-Standardschriftart"><text:span text:style-name="T11"/></text:span></text:p>
      <text:p text:style-name="P30"><text:span text:style-name="Absatz-Standardschriftart"><text:span text:style-name="T11">PUT:</text:span></text:span></text:p>
      <text:p text:style-name="P30"><text:span text:style-name="Absatz-Standardschriftart"><text:span text:style-name="T11"><text:tab/>Die angegebene Ressource wird angelegt, existiert sie schon wird sie geändert</text:span></text:span></text:p>
      <text:p text:style-name="P30"><text:span text:style-name="Absatz-Standardschriftart"><text:span text:style-name="T11"/></text:span></text:p>
      <text:p text:style-name="P30"><text:span text:style-name="Absatz-Standardschriftart"><text:span text:style-name="T11">GET:</text:span></text:span></text:p>
      <text:p text:style-name="P30"><text:span text:style-name="Absatz-Standardschriftart"><text:span text:style-name="T11"><text:tab/>Die angegebene Ressource wird vom Server angefordert. GET gilt als sicher, es <text:tab/>führt also zu keiner Zustandsänderung.</text:span></text:span></text:p>
      <text:p text:style-name="P30"><text:span text:style-name="Absatz-Standardschriftart"><text:span text:style-name="T11"/></text:span></text:p>
      <text:p text:style-name="P30"><text:span text:style-name="Absatz-Standardschriftart"><text:span text:style-name="T11">POST:</text:span></text:span></text:p>
      <text:p text:style-name="P30"><text:span text:style-name="Absatz-Standardschriftart"><text:span text:style-name="T11"><text:tab/>Fügt eine neue Ressource ein.</text:span></text:span></text:p>
      <text:p text:style-name="P30"><text:span text:style-name="Absatz-Standardschriftart"><text:span text:style-name="T11"/></text:span></text:p>
      <text:p text:style-name="P30"><text:span text:style-name="Absatz-Standardschriftart"><text:span text:style-name="T11">DELETE:</text:span></text:span></text:p>
      <text:p text:style-name="P30"><text:span text:style-name="Absatz-Standardschriftart"><text:span text:style-name="T11"><text:tab/>Löscht eine angegebene Ressource </text:span></text:span></text:p>
      <text:p text:style-name="P30"><text:span text:style-name="Absatz-Standardschriftart"><text:span text:style-name="T11"><text:tab/></text:span></text:span></text:p>
      <text:p text:style-name="P1"><text:span text:style-name="Absatz-Standardschriftart"><text:span text:style-name="T11">Clientseitig nutzen wir den von uns erweiterten, in Ember.js integrierten, REST Adapter (</text:span></text:span><text:span text:style-name="Absatz-Standardschriftart"><text:span text:style-name="T18">DS.RESTAdapter</text:span></text:span><text:span text:style-name="Absatz-Standardschriftart"><text:span text:style-name="T11">), um REST-konforme Requests an den Server zu schicken.</text:span></text:span></text:p>
      <text:p text:style-name="P1"><text:span text:style-name="Absatz-Standardschriftart"><text:span text:style-name="T11">Diesem haben wir zusätzliche Funktionen hinzugefügt, um parallel zum REST-Request in den LocalStorage zu schreiben bzw. aus ihm zu lesen.</text:span></text:span></text:p>
      <text:p text:style-name="P1"><text:span text:style-name="Absatz-Standardschriftart"><text:span text:style-name="T11">Der REST Adapter erzeugt, durch den Aufruf einer seiner </text:span></text:span><text:span text:style-name="Absatz-Standardschriftart"><text:span text:style-name="T3">Actions</text:span></text:span><text:span text:style-name="Absatz-Standardschriftart"><text:span text:style-name="T11"><text:note text:id="ftn2" text:note-class="footnote"><text:note-citation>2</text:note-citation><text:note-body><text:p text:style-name="Footnote">Siehe Anhang B Tabellenverzeichnis:Tabelle 2 REST Adapter Actions </text:p></text:note-body></text:note></text:span></text:span><text:span text:style-name="Absatz-Standardschriftart"><text:span text:style-name="T11">, einen </text:span></text:span><text:span text:style-name="Absatz-Standardschriftart"><text:span text:style-name="T19">XMLHttpRequest</text:span></text:span></text:p>
      <text:p text:style-name="P1"><text:span text:style-name="Absatz-Standardschriftart"><text:span text:style-name="T11">um mit dem Server zu kommunizieren.</text:span></text:span></text:p>
      <text:p text:style-name="P1"><text:span text:style-name="Absatz-Standardschriftart"><text:span text:style-name="T11"/></text:span></text:p>
      <text:p text:style-name="P1"><text:span text:style-name="Absatz-Standardschriftart"><text:span text:style-name="T11">Der konkrete Ablauf des Datenaustausches zwischen Client und Server ist im folgenden skizziert:</text:span></text:span></text:p>
      <text:p text:style-name="P1"><text:span text:style-name="Absatz-Standardschriftart"><text:span text:style-name="T11"/></text:span></text:p>
      <text:p text:style-name="P1"><text:span text:style-name="Absatz-Standardschriftart"><text:span text:style-name="T11">1. Ein User loggt sich ein, es wird ein GET-Request an den Server geschickt, dieser beinhaltet seine Anmeldeinformationen. Diese werden vom Server mit der Datenbank abgeglichen. </text:span></text:span><text:span text:style-name="Absatz-Standardschriftart"><text:span text:style-name="T21">Der genaue Login Prozess muss noch beschrieben werden</text:span></text:span></text:p>
      <text:p text:style-name="P1"><text:span text:style-name="Absatz-Standardschriftart"><text:span text:style-name="T11"/></text:span></text:p>
      <text:p text:style-name="P1"><text:span text:style-name="Absatz-Standardschriftart"><text:span text:style-name="T11">einen Token mit Hilfe dessen verglichen wird, ob der LocalStorage des Users aktuell ist (Vergleich mit letzten Token der in unserer Datenbank gespeichert ist).</text:span></text:span></text:p>
      <text:p text:style-name="P1"><text:span text:style-name="Absatz-Standardschriftart"><text:span text:style-name="T11">Sollte der LocalStorage nicht aktuell oder vom User gelöscht worden sein, werden alle Daten des Users aus allen Tabellen angefordert und clientseitig in den LocalStorage geschrieben. Sollten die Token übereinstimmen, ist der LocalStorage auf dem neuesten Stand und es muss nichts persistiert werden.</text:span></text:span></text:p>
      <text:p text:style-name="P1"><text:span text:style-name="Absatz-Standardschriftart"><text:span text:style-name="T11"/></text:span></text:p>
      <text:p text:style-name="P1"><text:soft-page-break/><text:span text:style-name="Absatz-Standardschriftart"><text:span text:style-name="T11">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1"><text:span text:style-name="Absatz-Standardschriftart"><text:span text:style-name="T11"/></text:span></text:p>
      <text:p text:style-name="P1"><text:span text:style-name="Absatz-Standardschriftart"><text:span text:style-name="T11">3.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21">Überarbeiten mit Teil 1</text:span></text:span></text:p>
      <text:p text:style-name="P1"><text:span text:style-name="Absatz-Standardschriftart"><text:span text:style-name="T11">(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vorhanden zu haben.)</text:span></text:span></text:p>
      <text:p text:style-name="P1"><text:span text:style-name="Absatz-Standardschriftart"><text:span text:style-name="T13"/></text:span></text:p>
      <text:p text:style-name="P1"><text:span text:style-name="Absatz-Standardschriftart"><text:span text:style-name="T6"/></text:span></text:p>
      <text:p text:style-name="P1"><text:span text:style-name="Absatz-Standardschriftart"><text:span text:style-name="T6">4.3. Server</text:span></text:span></text:p>
      <text:p text:style-name="P1"><text:span text:style-name="Absatz-Standardschriftart"><text:span text:style-name="T6">Den genauen Aufbau unseres Backend können sie dem </text:span></text:span><text:span text:style-name="Absatz-Standardschriftart"><text:span text:style-name="T2">UML-Diagramm</text:span></text:span><text:span text:style-name="Absatz-Standardschriftart"><text:span text:style-name="T2"><text:note text:id="ftn0" text:note-class="footnote"><text:note-citation>3</text:note-citation><text:note-body><text:p text:style-name="P23">Siehe Anhang C Planungsunterlagen: UML</text:p></text:note-body></text:note></text:span></text:span><text:span text:style-name="Absatz-Standardschriftart"><text:span text:style-name="T6"> entnehmen.</text:span></text:span></text:p>
      <text:p text:style-name="P1"><text:span text:style-name="Absatz-Standardschriftart"><text:span text:style-name="T6">Serverseitig haben wir als erstes die gewählte ORM-Library, das ActiveRecord-Framework in der stable-version 1.0, <text:s/>implementiert und die Datenbank erstellt.</text:span></text:span></text:p>
      <text:p text:style-name="P1"><text:span text:style-name="Absatz-Standardschriftart"><text:span text:style-name="T6">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1"><text:span text:style-name="Absatz-Standardschriftart"><text:span text:style-name="T7">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17">CredentialsReader</text:span></text:span><text:span text:style-name="Absatz-Standardschriftart"><text:span text:style-name="T7">) geschrieben.</text:span></text:span></text:p>
      <text:p text:style-name="P1"><text:span text:style-name="Absatz-Standardschriftart"><text:span text:style-name="T7"/></text:span></text:p>
      <text:p text:style-name="P1"><text:span text:style-name="Absatz-Standardschriftart"><text:span text:style-name="T7"/></text:span></text:p>
      <text:p text:style-name="P1"><text:span text:style-name="Absatz-Standardschriftart"><text:span text:style-name="T8">REST-API:</text:span></text:span></text:p>
      <text:p text:style-name="P1"><text:span text:style-name="Absatz-Standardschriftart"><text:span text:style-name="T8"/></text:span></text:p>
      <text:p text:style-name="P1"><text:span text:style-name="Absatz-Standardschriftart"><text:span text:style-name="T7">Im nächsten Schritt haben wir uns mit der Behandlung von Requests auseinandergesetzt. Zuerst musste die Konfigurationdatei unseres apache-Webservers, </text:span></text:span><text:span text:style-name="Absatz-Standardschriftart"><text:span text:style-name="T17">.htaccess</text:span></text:span><text:span text:style-name="Absatz-Standardschriftart"><text:span text:style-name="T7">, angepasst werden. Dieses konnten wir dank unserer Vorkenntnisse im Umgang mit Regular Expressions einfach lösen. Es werden dabei alle Requests vom Webserver intern auf eine einzige Datei (</text:span></text:span><text:span text:style-name="Absatz-Standardschriftart"><text:span text:style-name="T17">index.php</text:span></text:span><text:span text:style-name="Absatz-Standardschriftart"><text:span text:style-name="T7">)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17">RequestHandler</text:span></text:span><text:span text:style-name="Absatz-Standardschriftart"><text:span text:style-name="T7"> zuständig. </text:span></text:span></text:p>
      <text:p text:style-name="P1"><text:soft-page-break/><text:span text:style-name="Absatz-Standardschriftart"><text:span text:style-name="T7"/></text:span></text:p>
      <text:p text:style-name="P1"><text:span text:style-name="Absatz-Standardschriftart"><text:span text:style-name="T7">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17">ModelFactory</text:span></text:span><text:span text:style-name="Absatz-Standardschriftart"><text:span text:style-name="T7"> injiziert.</text:span></text:span></text:p>
      <text:p text:style-name="P1"><text:span text:style-name="Absatz-Standardschriftart"><text:span text:style-name="T7"/></text:span></text:p>
      <text:p text:style-name="P1"><text:span text:style-name="Absatz-Standardschriftart"><text:span text:style-name="T7">In der </text:span></text:span><text:span text:style-name="Absatz-Standardschriftart"><text:span text:style-name="T17">ModelFactory</text:span></text:span><text:span text:style-name="Absatz-Standardschriftart"><text:span text:style-name="T7">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als Operation create </text:span></text:span><text:span text:style-name="Absatz-Standardschriftart"><text:span text:style-name="T6">angefragt für das Model </text:span></text:span><text:span text:style-name="Absatz-Standardschriftart"><text:span text:style-name="T7">user muss in der Modelklasse </text:span></text:span><text:span text:style-name="Absatz-Standardschriftart"><text:span text:style-name="T17">User</text:span></text:span><text:span text:style-name="Absatz-Standardschriftart"><text:span text:style-name="T7"> eine entsprechende Funktion </text:span></text:span><text:span text:style-name="Absatz-Standardschriftart"><text:span text:style-name="T17">createUser</text:span></text:span><text:span text:style-name="Absatz-Standardschriftart"><text:span text:style-name="T7"> implementiert sein. Die JSON-Daten werden als Array, bereinigt von NULL-Werten, in die Modelfunktion injiziert und dort weiter verarbeitet.</text:span></text:span></text:p>
      <text:p text:style-name="P1"><text:span text:style-name="Absatz-Standardschriftart"><text:span text:style-name="T7"/></text:span></text:p>
      <text:p text:style-name="P1"><text:span text:style-name="Absatz-Standardschriftart"><text:span text:style-name="T7">Die Modelklassen repräsentieren unsere Datenbanktabellen und erben von der ActiveRecord/Model-Klasse. So gibt es für jede Tabelle auch eine entsprechende Klasse. In diesen Klassen wird zu der angefragten REST-Operation die entsprechende CRUD-Datenbankoperation durchgeführt. Das Ergebnis dieser Abfrage wird dann, in Form von ActiveRecord-Modelobjekten, zurückgeliefert und wieder bis in den </text:span></text:span><text:span text:style-name="Absatz-Standardschriftart"><text:span text:style-name="T17">RequestHandler</text:span></text:span><text:span text:style-name="Absatz-Standardschriftart"><text:span text:style-name="T7"> zurückgetragen. Im </text:span></text:span><text:span text:style-name="Absatz-Standardschriftart"><text:span text:style-name="T17">RequestHandler</text:span></text:span><text:span text:style-name="Absatz-Standardschriftart"><text:span text:style-name="T7"> wird das Ergebnis dann an die </text:span></text:span><text:span text:style-name="Absatz-Standardschriftart"><text:span text:style-name="T17">ResponseFactory</text:span></text:span><text:span text:style-name="Absatz-Standardschriftart"><text:span text:style-name="T7"> übertragen.</text:span></text:span></text:p>
      <text:p text:style-name="P1"><text:span text:style-name="Absatz-Standardschriftart"><text:span text:style-name="T7">Die </text:span></text:span><text:span text:style-name="Absatz-Standardschriftart"><text:span text:style-name="T17">ResponseFactory</text:span></text:span><text:span text:style-name="Absatz-Standardschriftart"><text:span text:style-name="T7">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17">to_array</text:span></text:span><text:span text:style-name="Absatz-Standardschriftart"><text:span text:style-name="T7">-Funktion in die ActiveRecord/Model-Library implementiert. Damit konnte dieses Problem zufriedenstellend gelöst werden.</text:span></text:span></text:p>
      <text:p text:style-name="P1"><text:span text:style-name="Absatz-Standardschriftart"><text:span text:style-name="T7">Außerdem hat die </text:span></text:span><text:span text:style-name="Absatz-Standardschriftart"><text:span text:style-name="T17">ResponseFactory</text:span></text:span><text:span text:style-name="Absatz-Standardschriftart"><text:span text:style-name="T7"> die Aufgabe im Falle eines Serverfehlers, diesen aufzubereiten, sodass Clientseitig darauf reagiert werden kann (zum Beispiel in Form einer angepassten, userfreundlichen Fehlerbenachrichtigung).</text:span></text:span></text:p>
      <text:p text:style-name="P1"><text:span text:style-name="Absatz-Standardschriftart"><text:span text:style-name="T7">Die </text:span></text:span><text:span text:style-name="Absatz-Standardschriftart"><text:span text:style-name="T17">ResponseFactory</text:span></text:span><text:span text:style-name="Absatz-Standardschriftart"><text:span text:style-name="T7"> hat auch die Verantwortlichkeit die korrekten HTTP-Header für die Antwort zu setzten, abhängig davon ob das Ergebnis erfolgreich war oder ein Fehler aufgetreten ist (und welcher).</text:span></text:span></text:p>
      <text:p text:style-name="P1"><text:span text:style-name="Absatz-Standardschriftart"><text:span text:style-name="T7">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1"><text:span text:style-name="Absatz-Standardschriftart"><text:span text:style-name="T7">Das ganze haben wir nochmal grafisch in Form eines UML-Diagrammes aufbereitet (siehe Anhang A.1 UML-Diagramm Server) mit Hilfe des Programms StarUML 5.0.2.1570.</text:span></text:span></text:p>
      <text:p text:style-name="P1"><text:span text:style-name="Absatz-Standardschriftart"><text:span text:style-name="T7"/></text:span></text:p>
      <text:p text:style-name="P1"><text:span text:style-name="Absatz-Standardschriftart"><text:span text:style-name="T7"/></text:span></text:p>
      <text:p text:style-name="P1"><text:span text:style-name="Absatz-Standardschriftart"><text:span text:style-name="T7">4.4 Client</text:span></text:span></text:p>
      <text:p text:style-name="P1"><text:span text:style-name="Absatz-Standardschriftart"><text:span text:style-name="T7"/></text:span></text:p>
      <text:p text:style-name="P1"><text:span text:style-name="Absatz-Standardschriftart"><text:span text:style-name="T7">Für die Clientseitige Implementierung haben wir uns dafür entschlossen die folgenden JavaScript-Bibliotheken zu verwenden:</text:span></text:span></text:p>
      <text:p text:style-name="P19"/>
      <text:p text:style-name="P19"/>
      <text:p text:style-name="P19"/>
      <text:p text:style-name="P12"><text:soft-page-break/>Wir haben uns dafür entschieden diese Funktionalitäten zu implementieren:</text:p>
      <text:p text:style-name="P12"/>
      <text:p text:style-name="P10">- Personal Canban Route</text:p>
      <text:p text:style-name="P12">- Login und Registrierung</text:p>
      <text:p text:style-name="P12">- Boardansicht und <text:span text:style-name="T24">Ticket </text:span><text:span text:style-name="T24">K</text:span><text:span text:style-name="T24">omponent</text:span><text:span text:style-name="T24">e</text:span></text:p>
      <text:p text:style-name="P12">- (User-)Profilbereich</text:p>
      <text:p text:style-name="P12">- Boardmanagement</text:p>
      <text:p text:style-name="P12"/>
      <text:p text:style-name="P12">Im Folgenden gehen wir näher auf diese Funktionalitäten ein und wie wir diese umgesetzt haben.</text:p>
      <text:p text:style-name="P12"/>
      <text:p text:style-name="P12"/>
      <text:p text:style-name="P12"/>
      <text:p text:style-name="P12"/>
      <text:p text:style-name="P12"/>
      <text:p text:style-name="P11">Personal Canban Route</text:p>
      <text:p text:style-name="P12"/>
      <text:p text:style-name="P12">Diese Route wird aufgerufen sobald ein User <text:span text:style-name="T22">[url hier einfügen] </text:span><text:s/>aufruft.</text:p>
      <text:p text:style-name="P15">(Mit 4.1 überarbeiten )Hier wird überprüft, ob die property <text:span text:style-name="T16">loggedIn</text:span> des <text:span text:style-name="T16">PersonalCanban</text:span><text:span text:style-name="T16">Controller</text:span><text:span text:style-name="T16">s</text:span> <text:span text:style-name="T16">true</text:span> ist.</text:p>
      <text:p text:style-name="P12">Ist dies der Fall, dann wird der Benutzer auf sein <text:span text:style-name="T4">Mainboard</text:span><text:span text:style-name="T22"> </text:span><text:span text:style-name="T4">weitergeleitet, nachdem alle neuen Änderungen per GET-Request von dem Server angefordert wurden.</text:span></text:p>
      <text:p text:style-name="P12"><text:span text:style-name="T4">Das Mainboard gibt dem Nutzer eine Übersicht über alle Tickets, auf allen anderen Boards.</text:span></text:p>
      <text:p text:style-name="P12"><text:span text:style-name="T4">Ist noch kein Nutzer angemeldet, wird er auf die </text:span><text:span text:style-name="T5">LoginRoute</text:span><text:span text:style-name="T4"> weitergeleitet.</text:span></text:p>
      <text:p text:style-name="P12"/>
      <text:p text:style-name="P13">Login</text:p>
      <text:p text:style-name="P12"/>
      <text:p text:style-name="P12">Der Login wird über die Route <text:span text:style-name="T16">/login</text:span> angesprochen. Beim Aufrufen dieser wird entsprechend der <text:span text:style-name="T16">LoginController</text:span> und das zugehörige <text:span text:style-name="T16">login_template</text:span> geladen. Das <text:span text:style-name="T16">login_template</text:span> besteht dabei aus <text:s/>einem Formular mit Inputfeldern, die mit der <text:span text:style-name="T16">ValidationView</text:span> und darüber mit dem <text:span text:style-name="T16">Login</text:span><text:span text:style-name="T16">Controller</text:span> verbunden sind, diese ist für die on-the-fly Validation der Usereingaben zuständig. Werden die validen Eingaben durch Bestätigung (Klick auf Login) übertragen, wird im Controller die <text:span text:style-name="T16">save</text:span>-Methode des <text:span text:style-name="T16">EmberStores</text:span> aufgerufen. Dabei werden die Daten über den <text:span text:style-name="T16">RESTAdapter</text:span> als GET-Request an den Server geschickt und dort anhand der eingegebenen E-Mail Adresse mit der Datenbank verglichen. </text:p>
      <text:p text:style-name="P12"/>
      <text:p text:style-name="P12">Sollte kein Eintrag vorhanden sein, wird der User auf die Registrierungsseite weitergeleitet. 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bzw. zu einer Weiterleitung führt. Am Ende des erfolgreichen Logins werden die Daten mit dem LocalStorage persistiert und der Nutzer wird zur <text:span text:style-name="T16">PersonalCanbanRoute</text:span> zurück geleitet.</text:p>
      <text:p text:style-name="P12"/>
      <text:p text:style-name="P13">Registrierung</text:p>
      <text:p text:style-name="P12"/>
      <text:p text:style-name="P12">Die Route ist <text:span text:style-name="T16">/registration</text:span>, das Prinzip dahinter ist dem des Logins sehr ähnlich. Den einzigen Unterschied gibt es in der Kommunikation mit dem Server, <text:s/>es wird diesmal ein <text:soft-page-break/>POST-Request an den Server gesendet und der User wird neu in der Datenbank angelegt. </text:p>
      <text:p text:style-name="P12"/>
      <text:p text:style-name="P13">Boardansicht</text:p>
      <text:p text:style-name="P12"/>
      <text:p text:style-name="P12">Die Boardansicht wird über die Route <text:span text:style-name="T16">/board/:board_name</text:span> aufgerufen.</text:p>
      <text:p text:style-name="P12">Dabei wird mit dem „<text:span text:style-name="T16">:</text:span>“ angegeben, dass der nachfolgende Teil der Route variable ist. Das <text:span text:style-name="T16">board_name </text:span><text:span text:style-name="T23">wird zu einer Va</text:span><text:span text:style-name="T23">ria</text:span><text:span text:style-name="T23">b</text:span><text:span text:style-name="T23">l</text:span><text:span text:style-name="T23">en geparst auf </text:span>dessen Inhalt in der <text:span text:style-name="T16">BoardRoute</text:span> zugegriffen werden kann. Wird diese Route aufgerufen, so wird in dem model-hook des Controllers eine Anfrage an den <text:span text:style-name="T16">EmberStore</text:span> geschickt, welche nach einem Board sucht dessen Name dem Inhalt des variablen Teils entspricht.</text:p>
      <text:p text:style-name="P12">Kann ein entsprechendes Board nicht gefunden werden, so wird der User darauf hingewiesen, dass die gesuchte Seite nicht existiert. Gibt es ein Board mit dem eingegeben Namen, so wird es dem User angezeigt. Hier ist es ihm möglich seine vorhanden Tickets zu bearbeiten oder zu löschen. <text:s/>Die Tickets werden hier mit Hilfe der <text:span text:style-name="T16">TicketComponent</text:span> angezeigt.</text:p>
      <text:p text:style-name="P12">Des Weiteren kann das <text:span text:style-name="T16">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2"/>
      <text:p text:style-name="P11">Ticket Komponente</text:p>
      <text:p text:style-name="P12"/>
      <text:p text:style-name="P12">Die <text:span text:style-name="T16">TicketComponent</text:span> ist für die Darstellung von Tickets und Verarbeitung von Usereingaben zuständig. Dafür stellt sie verschiedene Ansichten bereit:</text:p>
      <text:p text:style-name="P12"/>
      <text:p text:style-name="P12"><text:span text:style-name="T16">basic</text:span>:</text:p>
      <text:p text:style-name="P12"><text:tab/>Es wird nur der Titel angezeigt und ein Menü, um zu den anderen Ansichten zu <text:tab/>wechseln.</text:p>
      <text:p text:style-name="P14">details:</text:p>
      <text:p text:style-name="P12"><text:tab/>In dieser Ansicht sieht der User zusätzlich zu dem Titel auch noch den Inhalt des <text:tab/>Tickets. Diese und die folgenden Ansichten werden in Form eines jQuery-Dialogs <text:tab/>angezeigt.</text:p>
      <text:p text:style-name="P12"><text:span text:style-name="T16">edit</text:span>: </text:p>
      <text:p text:style-name="P12"><text:tab/>Hier werden sowohl der Titel als auch der Inhalt des Tickets in Form von <text:tab/>Inputfeldern angezeigt. Nimmt der User hier Änderungen vor, wird überprüft ob das <text:tab/>Titel-Inputfeld leer ist. Hierfür wird die bereits erwähnte <text:span text:style-name="T16">ValidationView</text:span> genutzt.</text:p>
      <text:p text:style-name="P12"><text:tab/>Klickt der User auf den Save-Button, dann werden die geänderten Daten an den <text:tab/><text:span text:style-name="T16">EmberStore</text:span> übergeben und werden per PUT-Request vom Server persistiert.</text:p>
      <text:p text:style-name="P12"><text:tab/>Klickt er hingegen auf den Cancel-Button, werden die Änderungen rückgängig <text:tab/>gemacht und die Ansicht wechselt in den <text:span text:style-name="T16">basic</text:span>-Modus zurück.</text:p>
      <text:p text:style-name="P12"><text:span text:style-name="T16">delete</text:span>:</text:p>
      <text:p text:style-name="P12"><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2"/>
      <text:p text:style-name="P13">Profile</text:p>
      <text:p text:style-name="P13"/>
      <text:p text:style-name="P12">Im Profile-Bereich, Route <text:span text:style-name="T16">/profile</text:span>, hat der User die Möglichkeit seine persönlichen Angaben zu ändern, wie zum Beispiel den Namen oder das Passwort. Der Bereich besteht <text:soft-page-break/>aus einem Formular mit Inputfeldern die validiert werden. Die Felder sind mit den Userdaten vorausgefüllt, damit der User nicht alles eingeben muss, wenn er nur ein Feld ändern möchte.</text:p>
      <text:p text:style-name="P12">Es besteht die Möglichkeit von der Profile-Seite zurück zur <text:span text:style-name="T16">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2"/>
      <text:p text:style-name="P15">(X.3.7 Boardmanagement</text:p>
      <text:p text:style-name="P1"><text:span text:style-name="Absatz-Standardschriftart"><text:span text:style-name="T20">TODO)</text:span></text:span></text:p>
      <text:p text:style-name="P1"><text:span text:style-name="Absatz-Standardschriftart"><text:span text:style-name="T20"/></text:span></text:p>
      <text:p text:style-name="P1"><text:span text:style-name="Absatz-Standardschriftart"><text:span text:style-name="T20"/></text:span></text:p>
      <text:p text:style-name="P1"><text:span text:style-name="Absatz-Standardschriftart"><text:span text:style-name="T20"/></text:span></text:p>
      <text:p text:style-name="P1"><text:span text:style-name="Absatz-Standardschriftart"><text:span text:style-name="T20"/></text:span></text:p>
      <text:p text:style-name="P1"><text:span text:style-name="Absatz-Standardschriftart"><text:span text:style-name="T11"/></text:span></text:p>
      <text:p text:style-name="P1"><text:span text:style-name="Absatz-Standardschriftart"><text:span text:style-name="T12">5. Testing</text:span></text:span></text:p>
      <text:p text:style-name="P1"><text:span text:style-name="Absatz-Standardschriftart"><text:span text:style-name="T11"/></text:span></text:p>
      <text:p text:style-name="P1"><text:span text:style-name="Absatz-Standardschriftart"><text:span text:style-name="T11">Beim Testen unserer Applikation haben wir uns statischer Software-Testverfahren bedient, insbesondere das kontinuierliche, gegenseitige durchführen von Reviews hat uns geholfen die selbst festgelegte Qualität zu sichern.</text:span></text:span></text:p>
      <text:p text:style-name="P1"><text:span text:style-name="Absatz-Standardschriftart"><text:span text:style-name="T11">Des Weiteren, da jedes Gruppenmitglied für seinen </text:span></text:span><text:span text:style-name="Absatz-Standardschriftart"><text:span text:style-name="T3">Features selbst verantwortlich war</text:span></text:span><text:span text:style-name="Absatz-Standardschriftart"><text:span text:style-name="T11"><text:note text:id="ftn3" text:note-class="footnote"><text:note-citation>4</text:note-citation><text:note-body><text:p text:style-name="P8"><text:span text:style-name="Absatz-Standardschriftart"><text:span text:style-name="T15"><text:s text:c="6"/>In Kapitel 4.1. (Vorbereitung) beschrieben</text:span></text:span></text:p></text:note-body></text:note></text:span></text:span><text:span text:style-name="Absatz-Standardschriftart"><text:span text:style-name="T11">,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1"><text:span text:style-name="Absatz-Standardschriftart"><text:span text:style-name="T11">Um unsere REST-API clientunabhängig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wir diese zufriedenstellend erfüllt haben. Ob der Auftraggeber ebenfalls mit der Umsetzung seiner gestellten Anforderungen zufrieden ist, wird dieser in einem finalen Abnahmetest erörtern.</text:span></text:span></text:p>
      <text:p text:style-name="P1"><text:span text:style-name="Absatz-Standardschriftart"><text:span text:style-name="T11">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1"><text:span text:style-name="Absatz-Standardschriftart"><text:span text:style-name="T11"/></text:span></text:p>
      <text:p text:style-name="P1"><text:span text:style-name="Absatz-Standardschriftart"><text:span text:style-name="T12">6. Fazit</text:span></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0">6.1. Soll-Ist-Abgleich</text:span></text:span></text:p>
      <text:p text:style-name="P1"><text:span text:style-name="Absatz-Standardschriftart"><text:span text:style-name="T11"/></text:span></text:p>
      <text:p text:style-name="P1"><text:span text:style-name="Absatz-Standardschriftart"><text:span text:style-name="T11">Im Folgenden wollen wir näher darauf eingehen, welche Features aus unserer Planung umgesetzt werden konnten und welche nicht. Des Weiteren werden wir erläutern, warum geplante Funktionalitäten nicht umgesetzt wurden.</text:span></text:span></text:p>
      <text:p text:style-name="P1"><text:span text:style-name="Absatz-Standardschriftart"><text:span text:style-name="T11"/></text:span></text:p>
      <text:p text:style-name="P1"><text:span text:style-name="Absatz-Standardschriftart"><text:span text:style-name="T11">Nach Vorbild des Kanban-Zeitmanagement-Systems besteht der Hauptbereich unserer </text:span></text:span><text:soft-page-break/><text:span text:style-name="Absatz-Standardschriftart"><text:span text:style-name="T11">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1"><text:span text:style-name="Absatz-Standardschriftart"><text:span text:style-name="T11">Das geplante Boardmanagement konnten wir ebenfalls in Grundzügen umsetzten, allerdings ist dort sicher noch viel Potential nach oben, so wären zum Beispiel <text:s/>zusätzliche Individualisierungsmöglichkeiten des Boards denkbar. </text:span></text:span></text:p>
      <text:p text:style-name="P1"><text:span text:style-name="Absatz-Standardschriftart"><text:span text:style-name="T11">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1"><text:span text:style-name="Absatz-Standardschriftart"><text:span text:style-name="T11">Das Observer-Subject-Pattern kommt allerdings in unserer aktuellen Implementation bisher nicht zum Einsatz, da uns dies nicht zielführend erschien. Man könnte damit zwar die Kopplung zwischen den Klassen im Backend noch loser gestalten, allerdings ist unser Backend recht schmal aufgebaut und es hat sich kein Anwendungsfall ergeben, indem dies notwendig gewesen wäre.</text:span></text:span></text:p>
      <text:p text:style-name="P1"><text:span text:style-name="Absatz-Standardschriftart"><text:span text:style-name="T11">Durch die Nutzung der besagten Prinzipien ist unsere Implementation durch ein hohes Maß an Austauschbarkeit und Erweiterbarkeit gekennzeichnet.</text:span></text:span></text:p>
      <text:p text:style-name="P1"><text:span text:style-name="Absatz-Standardschriftart"><text:span text:style-name="T11"/></text:span></text:p>
      <text:p text:style-name="P1"><text:span text:style-name="Absatz-Standardschriftart"><text:span text:style-name="T11">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1"><text:span text:style-name="Absatz-Standardschriftart"><text:span text:style-name="T11">Leider war es uns ebenfalls nicht möglich ein Gruppenmanagement zu entwickeln, da die zusätzliche Komplexität, die dieses Themas mit sich gebracht hätte, den Rahmen des Projektes gesprengt hätte. <text:s text:c="453"/></text:span></text:span></text:p>
      <text:p text:style-name="P1"><text:span text:style-name="Absatz-Standardschriftart"><text:span text:style-name="T11"/></text:span></text:p>
      <text:p text:style-name="P1"><text:span text:style-name="Absatz-Standardschriftart"><text:span text:style-name="T10">6.2 Ausblick</text:span></text:span></text:p>
      <text:p text:style-name="P1"><text:span text:style-name="Absatz-Standardschriftart"><text:span text:style-name="T11"/></text:span></text:p>
      <text:p text:style-name="P1"><text:span text:style-name="Absatz-Standardschriftart"><text:span text:style-name="T11">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n es uns reizen ein vollwertiges Gruppenmanagement zu implementieren.</text:span></text:span></text:p>
      <text:p text:style-name="P1"><text:span text:style-name="Absatz-Standardschriftart"><text:span text:style-name="T11">Um eine Schnittstelle zwischen den beiden Teilen des Mittelstufenprojekts, unser Marketingkonzept und unsere Applikation, zu schaffen, wäre ein Refactoring nach </text:span></text:span><text:span text:style-name="Absatz-Standardschriftart"><text:span text:style-name="T3">SEO</text:span></text:span><text:span text:style-name="Absatz-Standardschriftart"><text:span text:style-name="T11"><text:note text:id="ftn4" text:note-class="footnote"><text:note-citation>5</text:note-citation><text:note-body><text:p text:style-name="Footnote">SEO = Search Engine Optimization (Suchmaschinenoptimierung)</text:p></text:note-body></text:note></text:span></text:span><text:span text:style-name="Absatz-Standardschriftart"><text:span text:style-name="T11">-Gesichtspunkten wünschenswert.</text:span></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0">6.3 Schlusswort</text:span></text:span></text:p>
      <text:p text:style-name="P1"><text:span text:style-name="Absatz-Standardschriftart"><text:span text:style-name="T11"/></text:span></text:p>
      <text:p text:style-name="P1"><text:span text:style-name="Absatz-Standardschriftart"><text:span text:style-name="T11">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text:span></text:span><text:soft-page-break/><text:span text:style-name="Absatz-Standardschriftart"><text:span text:style-name="T11">Weiteren haben wir uns intensiv mit verschiedenen Designprinzipien und dem REST-Paradigma auseinandergesetzt. </text:span></text:span></text:p>
      <text:p text:style-name="P1"><text:span text:style-name="Absatz-Standardschriftart"><text:span text:style-name="T11">Generell sehen wir diese Form der Web-Applikationen als zukunftsweisend an und werden uns definitiv im Arbeitsumfeld oder privat weiterhin mit diesen Themen beschäftigen. Die Fortführung des Projektes im Privatbereich ist auch sehr gut denkbar, allerdings würden wir dann testgetrieben mit Unittests entwickeln, um unsere selbst festgelegte Qualität sicher zu stellen.</text:span></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pan text:style-name="Absatz-Standardschriftart"><text:span text:style-name="T11"/></text:span></text:p>
      <text:p text:style-name="P1"><text:soft-page-break/><text:span text:style-name="Absatz-Standardschriftart"><text:span text:style-name="T12">A Begriffserläuterungen</text:span></text:span></text:p>
      <text:p text:style-name="P1"><text:span text:style-name="Absatz-Standardschriftart"><text:span text:style-name="T12"/></text:span></text:p>
      <text:p text:style-name="P1"><text:span text:style-name="Absatz-Standardschriftart"><text:span text:style-name="T12">4. Implementierung</text:span></text:span></text:p>
      <text:p text:style-name="P1"><text:span text:style-name="Absatz-Standardschriftart"><text:span text:style-name="T12"/></text:span></text:p>
      <text:p text:style-name="P1"><text:span text:style-name="Absatz-Standardschriftart"><text:span text:style-name="T12">4.1. Vorbereitung</text:span></text:span></text:p>
      <text:p text:style-name="P1"><text:span text:style-name="Absatz-Standardschriftart"><text:span text:style-name="T12"/></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24">Begriff</text:p>
          </table:table-cell>
          <table:table-cell table:style-name="Tabelle1.A1" office:value-type="string">
            <text:p text:style-name="P25">Version vom</text:p>
          </table:table-cell>
          <table:table-cell table:style-name="Tabelle1.C1" office:value-type="string">
            <text:p text:style-name="P24">Erläuterung/Link</text:p>
          </table:table-cell>
        </table:table-row>
        <table:table-row>
          <table:table-cell table:style-name="Tabelle1.A2" office:value-type="string">
            <text:p text:style-name="P1"><text:span text:style-name="Absatz-Standardschriftart"><text:span text:style-name="T25">Commit</text:span></text:span></text:p>
          </table:table-cell>
          <table:table-cell table:style-name="Tabelle1.A2" office:value-type="string">
            <text:p text:style-name="P2"><text:span text:style-name="Absatz-Standardschriftart"><text:span text:style-name="T25">07.05.2014</text:span></text:span></text:p>
          </table:table-cell>
          <table:table-cell table:style-name="Tabelle1.C2" office:value-type="string">
            <text:p text:style-name="P1"><text:span text:style-name="Absatz-Standardschriftart"><text:span text:style-name="T25">http://de.wikipedia.org/wiki/Commit</text:span></text:span></text:p>
          </table:table-cell>
        </table:table-row>
        <table:table-row>
          <table:table-cell table:style-name="Tabelle1.A2" office:value-type="string">
            <text:p text:style-name="P1"><text:span text:style-name="Absatz-Standardschriftart"><text:span text:style-name="T25">Git</text:span></text:span></text:p>
          </table:table-cell>
          <table:table-cell table:style-name="Tabelle1.A2" office:value-type="string">
            <text:p text:style-name="P2"><text:span text:style-name="Absatz-Standardschriftart"><text:span text:style-name="T25">07.05.2014</text:span></text:span></text:p>
          </table:table-cell>
          <table:table-cell table:style-name="Tabelle1.C2" office:value-type="string">
            <text:p text:style-name="P1"><text:span text:style-name="Absatz-Standardschriftart"><text:span text:style-name="T25">http://git-scm.com/</text:span></text:span></text:p>
          </table:table-cell>
        </table:table-row>
        <table:table-row>
          <table:table-cell table:style-name="Tabelle1.A2" office:value-type="string">
            <text:p text:style-name="P1"><text:span text:style-name="Absatz-Standardschriftart"><text:span text:style-name="T25">Repository </text:span></text:span></text:p>
          </table:table-cell>
          <table:table-cell table:style-name="Tabelle1.A2" office:value-type="string">
            <text:p text:style-name="P4"><text:span text:style-name="Absatz-Standardschriftart"><text:span text:style-name="T13">07.05.2014</text:span></text:span></text:p>
            <text:p text:style-name="P4"><text:span text:style-name="Absatz-Standardschriftart"><text:span text:style-name="T13">29.05.2014</text:span></text:span></text:p>
          </table:table-cell>
          <table:table-cell table:style-name="Tabelle1.C2" office:value-type="string">
            <text:p text:style-name="P5"><text:span text:style-name="Absatz-Standardschriftart"><text:span text:style-name="T13">http://de.wikipedia.org/wiki/Repository</text:span></text:span></text:p>
            <text:p text:style-name="P6"><text:span text:style-name="Absatz-Standardschriftart"><text:span text:style-name="T26">https://github.com/Canbanizers/Canban </text:span></text:span><text:span text:style-name="Absatz-Standardschriftart"><text:span text:style-name="T25">(unser Repository)</text:span></text:span></text:p>
          </table:table-cell>
        </table:table-row>
        <table:table-row>
          <table:table-cell table:style-name="Tabelle1.A2" office:value-type="string">
            <text:p text:style-name="P5"><text:span text:style-name="Absatz-Standardschriftart"><text:span text:style-name="T13">IDE </text:span></text:span></text:p>
          </table:table-cell>
          <table:table-cell table:style-name="Tabelle1.A2" office:value-type="string">
            <text:p text:style-name="P4"><text:span text:style-name="Absatz-Standardschriftart"><text:span text:style-name="T13"/></text:span></text:p>
            <text:p text:style-name="P4"><text:span text:style-name="Absatz-Standardschriftart"><text:span text:style-name="T13">07.05.2014</text:span></text:span></text:p>
          </table:table-cell>
          <table:table-cell table:style-name="Tabelle1.C2" office:value-type="string">
            <text:p text:style-name="P3"><text:span text:style-name="Absatz-Standardschriftart"><text:span text:style-name="T13">Integrierte Entwicklungsumgebung</text:span></text:span></text:p>
            <text:p text:style-name="P3"><text:span text:style-name="Absatz-Standardschriftart"><text:span text:style-name="T13">http://de.wikipedia.org/wiki/Integrierte_Entwicklungsumgebung</text:span></text:span></text:p>
          </table:table-cell>
        </table:table-row>
      </table:table>
      <text:p text:style-name="P1"><text:span text:style-name="Absatz-Standardschriftart"><text:span text:style-name="T13"><text:tab/><text:tab/></text:span></text:span></text:p>
      <text:p text:style-name="P1"><text:span text:style-name="Absatz-Standardschriftart"><text:span text:style-name="T13"><text:tab/></text:span></text:span></text:p>
      <text:p text:style-name="P1"><text:span text:style-name="Absatz-Standardschriftart"><text:span text:style-name="T12">4.2. Server</text:span></text:span><text:span text:style-name="Absatz-Standardschriftart"><text:span text:style-name="T13"><text:tab/><text:tab/></text:span></text:span></text:p>
      <text:p text:style-name="P1"><text:span text:style-name="Absatz-Standardschriftart"><text:span text:style-name="T12"/></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24">Begriff</text:p>
          </table:table-cell>
          <table:table-cell table:style-name="Tabelle2.A1" office:value-type="string">
            <text:p text:style-name="P25">Version vom</text:p>
          </table:table-cell>
          <table:table-cell table:style-name="Tabelle2.C1" office:value-type="string">
            <text:p text:style-name="P24">Erläuterung/Link</text:p>
          </table:table-cell>
        </table:table-row>
        <table:table-row>
          <table:table-cell table:style-name="Tabelle2.A2" office:value-type="string">
            <text:p text:style-name="P1"><text:span text:style-name="Absatz-Standardschriftart"><text:span text:style-name="T25">Regular Expression</text:span></text:span></text:p>
          </table:table-cell>
          <table:table-cell table:style-name="Tabelle2.A2" office:value-type="string">
            <text:p text:style-name="P2"><text:span text:style-name="Absatz-Standardschriftart"><text:span text:style-name="T25"/></text:span></text:p>
            <text:p text:style-name="P2"><text:span text:style-name="Absatz-Standardschriftart"><text:span text:style-name="T25"><text:s/>12.05.2014 </text:span></text:span></text:p>
          </table:table-cell>
          <table:table-cell table:style-name="Tabelle2.C2" office:value-type="string">
            <text:p text:style-name="P16">Regulärer Ausdruck</text:p>
            <text:p text:style-name="P9"><text:span text:style-name="Absatz-Standardschriftart"><text:span text:style-name="T25">http://de.wikipedia.org/wiki/Regul%C3%A4rer_Ausdruck</text:span></text:spa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B Tabellenverzeichnis</text:p>
      <text:p text:style-name="P17"/>
      <text:p text:style-name="P1"><text:span text:style-name="Absatz-Standardschriftart"><text:span text:style-name="T7">Tabelle 1. Clientseitige Bibliotheksversionen</text:span></text:span></text:p>
      <table:table table:name="Tabelle3" table:style-name="Tabelle3">
        <table:table-column table:style-name="Tabelle3.A"/>
        <table:table-column table:style-name="Tabelle3.B"/>
        <table:table-row>
          <table:table-cell table:style-name="Tabelle3.A1" office:value-type="string">
            <text:p text:style-name="P26">Name (Version)</text:p>
          </table:table-cell>
          <table:table-cell table:style-name="Tabelle3.B1" office:value-type="string">
            <text:p text:style-name="P26">Verwendungszweck</text:p>
          </table:table-cell>
        </table:table-row>
        <table:table-row>
          <table:table-cell table:style-name="Tabelle3.A2" office:value-type="string">
            <text:p text:style-name="P1"><text:span text:style-name="Absatz-Standardschriftart"><text:span text:style-name="T7">ember (1.4.0)</text:span></text:span></text:p>
          </table:table-cell>
          <table:table-cell table:style-name="Tabelle3.B2" office:value-type="string">
            <text:p text:style-name="P27">Hauptframework der <text:s/>Applikation</text:p>
          </table:table-cell>
        </table:table-row>
        <table:table-row>
          <table:table-cell table:style-name="Tabelle3.A2" office:value-type="string">
            <text:p text:style-name="P1"><text:span text:style-name="Absatz-Standardschriftart"><text:span text:style-name="T7">ember-data (1.0.0b7)</text:span></text:span></text:p>
          </table:table-cell>
          <table:table-cell table:style-name="Tabelle3.B2" office:value-type="string">
            <text:p text:style-name="P27">Persistieren von Applikationsdaten</text:p>
          </table:table-cell>
        </table:table-row>
        <table:table-row>
          <table:table-cell table:style-name="Tabelle3.A2" office:value-type="string">
            <text:p text:style-name="P1"><text:span text:style-name="Absatz-Standardschriftart"><text:span text:style-name="T7">handlebars (1.3.0)</text:span></text:span></text:p>
          </table:table-cell>
          <table:table-cell table:style-name="Tabelle3.B2" office:value-type="string">
            <text:p text:style-name="P27">Templateengine</text:p>
          </table:table-cell>
        </table:table-row>
        <table:table-row>
          <table:table-cell table:style-name="Tabelle3.A2" office:value-type="string">
            <text:p text:style-name="P1"><text:span text:style-name="Absatz-Standardschriftart"><text:span text:style-name="T7">Moment.js (2.5.1)</text:span></text:span></text:p>
          </table:table-cell>
          <table:table-cell table:style-name="Tabelle3.B2" office:value-type="string">
            <text:p text:style-name="P27">Datumsformatierung</text:p>
          </table:table-cell>
        </table:table-row>
        <table:table-row>
          <table:table-cell table:style-name="Tabelle3.A2" office:value-type="string">
            <text:p text:style-name="P1"><text:span text:style-name="Absatz-Standardschriftart"><text:span text:style-name="T7">bootstrap (3.1.1)</text:span></text:span></text:p>
          </table:table-cell>
          <table:table-cell table:style-name="Tabelle3.B6" table:number-rows-spanned="3" office:value-type="string">
            <text:p text:style-name="P27">Design und DOM-Manipulation</text:p>
          </table:table-cell>
        </table:table-row>
        <table:table-row>
          <table:table-cell table:style-name="Tabelle3.A2" office:value-type="string">
            <text:p text:style-name="P1"><text:span text:style-name="Absatz-Standardschriftart"><text:span text:style-name="T7">jquery (1.10.2)</text:span></text:span></text:p>
          </table:table-cell>
          <table:covered-table-cell/>
        </table:table-row>
        <table:table-row>
          <table:table-cell table:style-name="Tabelle3.A2" office:value-type="string">
            <text:p text:style-name="P1"><text:span text:style-name="Absatz-Standardschriftart"><text:span text:style-name="T7">jquery-ui (1.10.4.custom)</text:span></text:span></text:p>
          </table:table-cell>
          <table:covered-table-cell/>
        </table:table-row>
      </table:table>
      <text:p text:style-name="P19"/>
      <text:p text:style-name="P20"/>
      <text:p text:style-name="P1"/>
      <text:p text:style-name="P1"><text:span text:style-name="Absatz-Standardschriftart"><text:span text:style-name="T15">Tabelle 2</text:span></text:span><text:span text:style-name="Absatz-Standardschriftart"><text:span text:style-name="T11"> REST Adapter Actions</text:span></text:span></text:p>
      <table:table table:name="Tabelle4" table:style-name="Tabelle4">
        <table:table-column table:style-name="Tabelle4.A" table:number-columns-repeated="3"/>
        <table:table-row>
          <table:table-cell table:style-name="Tabelle4.A1" office:value-type="string">
            <text:p text:style-name="P28">Action</text:p>
          </table:table-cell>
          <table:table-cell table:style-name="Tabelle4.A1" office:value-type="string">
            <text:p text:style-name="P28">HTTP Verb</text:p>
          </table:table-cell>
          <table:table-cell table:style-name="Tabelle4.C1" office:value-type="string">
            <text:p text:style-name="P28">URL</text:p>
          </table:table-cell>
        </table:table-row>
        <table:table-row>
          <table:table-cell table:style-name="Tabelle4.A2" office:value-type="string">
            <text:p text:style-name="P29">Find</text:p>
          </table:table-cell>
          <table:table-cell table:style-name="Tabelle4.A2" office:value-type="string">
            <text:p text:style-name="P29">GET</text:p>
          </table:table-cell>
          <table:table-cell table:style-name="Tabelle4.C2" office:value-type="string">
            <text:p text:style-name="P29">/people/123</text:p>
          </table:table-cell>
        </table:table-row>
        <table:table-row>
          <table:table-cell table:style-name="Tabelle4.A2" office:value-type="string">
            <text:p text:style-name="P29">Find All</text:p>
          </table:table-cell>
          <table:table-cell table:style-name="Tabelle4.A2" office:value-type="string">
            <text:p text:style-name="P29">GET</text:p>
          </table:table-cell>
          <table:table-cell table:style-name="Tabelle4.C2" office:value-type="string">
            <text:p text:style-name="P29">/people</text:p>
          </table:table-cell>
        </table:table-row>
        <table:table-row>
          <table:table-cell table:style-name="Tabelle4.A2" office:value-type="string">
            <text:p text:style-name="P29">Update</text:p>
          </table:table-cell>
          <table:table-cell table:style-name="Tabelle4.A2" office:value-type="string">
            <text:p text:style-name="P29">PUT</text:p>
          </table:table-cell>
          <table:table-cell table:style-name="Tabelle4.C2" office:value-type="string">
            <text:p text:style-name="P29">/people/123</text:p>
          </table:table-cell>
        </table:table-row>
        <table:table-row>
          <table:table-cell table:style-name="Tabelle4.A2" office:value-type="string">
            <text:p text:style-name="P29">Create</text:p>
          </table:table-cell>
          <table:table-cell table:style-name="Tabelle4.A2" office:value-type="string">
            <text:p text:style-name="P29">POST</text:p>
          </table:table-cell>
          <table:table-cell table:style-name="Tabelle4.C2" office:value-type="string">
            <text:p text:style-name="P29">/people</text:p>
          </table:table-cell>
        </table:table-row>
        <text:soft-page-break/>
        <table:table-row>
          <table:table-cell table:style-name="Tabelle4.A2" office:value-type="string">
            <text:p text:style-name="P29">Delete</text:p>
          </table:table-cell>
          <table:table-cell table:style-name="Tabelle4.A2" office:value-type="string">
            <text:p text:style-name="P29">DELETE</text:p>
          </table:table-cell>
          <table:table-cell table:style-name="Tabelle4.C2" office:value-type="string">
            <text:p text:style-name="P29">/people/123</text:p>
          </table:table-cell>
        </table:table-row>
      </table:table>
      <text:p text:style-name="P1"><text:span text:style-name="Absatz-Standardschriftart"><text:span text:style-name="T15"/></text:span></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D Quellen</text:span></text:p>
      <text:p text:style-name="P17"/>
      <text:p text:style-name="P1"><text:span text:style-name="Absatz-Standardschriftart"><text:span text:style-name="T12">4. Implementierung</text:span></text:span></text:p>
      <text:p text:style-name="P1"><text:span text:style-name="Absatz-Standardschriftart"><text:span text:style-name="T12"/></text:span></text:p>
      <text:p text:style-name="P7"><text:span text:style-name="Absatz-Standardschriftart"><text:span text:style-name="T11">4.1. Vorbereitung</text:span></text:span></text:p>
      <text:p text:style-name="P17"/>
      <text:p text:style-name="P22">Jetbrains: PhpStorm – Version v. 07.05.2014 - http://www.jetbrains.com/phpst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1" svg:font-family="OpenSymbol"/>
    <style:font-face style:name="OpenSymbol" svg:font-family="OpenSymbol" style:font-family-generic="system"/>
    <style:font-face style:name="Roman1" svg:font-family="Roman" style:font-adornments="Standard" style:font-pitch="fixed"/>
    <style:font-face style:name="Courier New" svg:font-family="'Courier New'" style:font-family-generic="modern" style:font-pitch="fixed"/>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100%" fo:margin-left="0.598cm" fo:margin-right="0cm" fo:margin-top="0cm" fo:margin-bottom="0cm"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Absatz-Standardschriftart"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29T17:41:57.02</dc:date>
    <meta:editing-duration>P1DT23M42S</meta:editing-duration>
    <meta:editing-cycles>448</meta:editing-cycles>
    <meta:generator>OpenOffice.org/3.4.1$Win32 OpenOffice.org_project/341m1$Build-9593</meta:generator>
    <meta:print-date>2014-05-22T19:08:55.487000000</meta:print-date>
    <meta:document-statistic meta:table-count="4" meta:image-count="0" meta:object-count="0" meta:page-count="13" meta:paragraph-count="199" meta:word-count="3064" meta:character-count="23587"/>
  </office:meta>
</office:document-meta>
</file>